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45cm" svg:height="8.687cm" svg:x="0.055cm" svg:y="0.8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0:08:00.925668786</dc:date>
    <meta:editing-duration>PT6M20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46cm" svg:height="8.688cm" xlink:href="." xlink:type="simple" chart:class="chart:scatter" chart:style-name="ch1">
        <chart:plot-area chart:style-name="ch2" chart:data-source-has-labels="both" svg:x="0.308cm" svg:y="0.173cm" svg:width="14.83cm" svg:height="8.342cm">
          <chartooo:coordinate-region svg:x="0.85cm" svg:y="0.372cm" svg:width="14.194cm" svg:height="7.94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